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84in" style:rel-column-width="1705*"/>
    </style:style>
    <style:style style:name="Table1.B" style:family="table-column">
      <style:table-column-properties style:column-width="5.509in" style:rel-column-width="793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03fd" officeooo:paragraph-rsid="000e03fd"/>
    </style:style>
    <style:style style:name="T1" style:family="text">
      <style:text-properties officeooo:rsid="000f0e1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utorzy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Osoba odpowiedzialna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yzwalacz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Aktorzy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arunki wstępn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arunek pomyślnego zakonczenia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arunek niepomyślnego zakonczenia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Źrodło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Gł<text:span text:style-name="T1">ó</text:span>wny scenariusz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cenariusze alternatywn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cenariusze wyjątków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ymagania jakościow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Dodatkowe informacj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tryk Kaniewski</meta:initial-creator>
    <meta:creation-date>2020-05-05T13:23:39.024600114</meta:creation-date>
    <meta:generator>LibreOffice/6.4.2.2$Linux_X86_64 LibreOffice_project/40$Build-2</meta:generator>
    <dc:date>2020-05-05T13:27:38.038711829</dc:date>
    <dc:creator>Patryk Kaniewski</dc:creator>
    <meta:editing-duration>PT4M</meta:editing-duration>
    <meta:editing-cycles>2</meta:editing-cycles>
    <meta:document-statistic meta:table-count="1" meta:image-count="0" meta:object-count="0" meta:page-count="1" meta:paragraph-count="13" meta:word-count="24" meta:character-count="229" meta:non-whitespace-character-count="218"/>
  </office:meta>
</office:document-meta>
</file>